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venLif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ojektpräsentation</text:p>
            <text:p>Event-B HS2010</text:p>
            <text:p/>
            <text:p>Adrian Friedli</text:p>
            <text:p>Alexander Bernau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4.518cm" svg:height="3.088cm" svg:x="1.741cm" svg:y="8.956cm">
          <draw:text-box>
            <text:p text:style-name="P1"><text:span text:style-name="T1">Refinement-Strategi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Überblic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Maschinen 1 bis 9</text:p>
                <text:list>
                  <text:list-item>
                    <text:p>Entwicklung der Funktionalität</text:p>
                  </text:list-item>
                </text:list>
              </text:list-item>
              <text:list-item>
                <text:p>Maschine 10</text:p>
                <text:list>
                  <text:list-item>
                    <text:p>Simulationsanbindung</text:p>
                  </text:list-item>
                </text:list>
              </text:list-item>
              <text:list-item>
                <text:p>Maschinen 11 bis 36</text:p>
                <text:list>
                  <text:list-item>
                    <text:p>zusätzliche Annahmen</text:p>
                  </text:list-item>
                  <text:list-item>
                    <text:p>Konvergenzbeweise</text:p>
                  </text:list-item>
                </text:list>
              </text:list-item>
              <text:list-item>
                <text:p>Maschine 37</text:p>
                <text:list>
                  <text:list-item>
                    <text:p>Lifeness-Beweis</text:p>
                  </text:list-item>
                </text:list>
              </text:list-item>
            </text:list>
          </draw:text-box>
        </draw:frame>
        <draw:custom-shape draw:style-name="gr3" draw:text-style-name="P2" draw:id="id4" draw:layer="layout" svg:width="1.27cm" svg:height="1.27cm" svg:x="19.78cm" svg:y="13.218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1.27cm" svg:height="1.27cm" svg:x="22.86cm" svg:y="13.208cm">
          <text:p text:style-name="P2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3" draw:layer="layout" svg:width="1.27cm" svg:height="1.27cm" svg:x="21.05cm" svg:y="10.55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1.27cm" svg:height="1.27cm" svg:x="19.78cm" svg:y="18.5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1.27cm" svg:height="1.27cm" svg:x="19.78cm" svg:y="15.883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1.27cm" svg:height="1.27cm" svg:x="21.05cm" svg:y="7.889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1.27cm" svg:height="1.27cm" svg:x="21.05cm" svg:y="5.225cm">
          <text:p text:style-name="P2">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1.685cm" svg:y1="6.495cm" svg:x2="21.685cm" svg:y2="7.889cm" draw:start-shape="id1" draw:start-glue-point="2" draw:end-shape="id2" draw:end-glue-point="0" svg:d="m21685 6495v1394">
          <text:p/>
        </draw:connector>
        <draw:connector draw:style-name="gr4" draw:text-style-name="P2" draw:layer="layout" svg:x1="21.685cm" svg:y1="9.159cm" svg:x2="21.685cm" svg:y2="10.554cm" draw:start-shape="id2" draw:start-glue-point="2" draw:end-shape="id3" draw:end-glue-point="0" svg:d="m21685 9159v1395">
          <text:p/>
        </draw:connector>
        <draw:connector draw:style-name="gr4" draw:text-style-name="P2" draw:layer="layout" draw:type="line" svg:x1="21.685cm" svg:y1="11.824cm" svg:x2="20.415cm" svg:y2="13.218cm" draw:start-shape="id3" draw:start-glue-point="2" draw:end-shape="id4" draw:end-glue-point="0" svg:d="m21685 11824-1270 1394">
          <text:p/>
        </draw:connector>
        <draw:connector draw:style-name="gr4" draw:text-style-name="P2" draw:layer="layout" draw:type="line" svg:x1="21.685cm" svg:y1="11.824cm" svg:x2="23.495cm" svg:y2="13.208cm" draw:start-shape="id3" draw:start-glue-point="2" draw:end-shape="id5" draw:end-glue-point="0" svg:d="m21685 11824 1810 1384">
          <text:p/>
        </draw:connector>
        <draw:connector draw:style-name="gr4" draw:text-style-name="P2" draw:layer="layout" draw:type="line" svg:x1="20.415cm" svg:y1="14.488cm" svg:x2="20.415cm" svg:y2="15.883cm" draw:start-shape="id4" draw:start-glue-point="2" draw:end-shape="id6" draw:end-glue-point="0" svg:d="m20415 14488v1395">
          <text:p/>
        </draw:connector>
        <draw:connector draw:style-name="gr4" draw:text-style-name="P2" draw:layer="layout" draw:type="line" svg:x1="20.415cm" svg:y1="17.153cm" svg:x2="20.415cm" svg:y2="18.545cm" draw:start-shape="id6" draw:start-glue-point="2" draw:end-shape="id7" draw:end-glue-point="0" svg:d="m20415 17153v1392">
          <text:p/>
        </draw:connector>
        <draw:custom-shape draw:style-name="gr3" draw:text-style-name="P2" draw:id="id8" draw:layer="layout" svg:width="1.27cm" svg:height="1.27cm" svg:x="22.86cm" svg:y="15.875cm">
          <text:p text:style-name="P2">ja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23.495cm" svg:y1="14.478cm" svg:x2="23.495cm" svg:y2="15.875cm" draw:start-shape="id5" draw:start-glue-point="2" draw:end-shape="id8" draw:end-glue-point="0" svg:d="m23495 14478v1397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1<text:line-break/>flo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Variablen</text:p>
                <text:list>
                  <text:list-item>
                    <text:p>PhyElevatorFloor</text:p>
                  </text:list-item>
                </text:list>
              </text:list-item>
              <text:list-item>
                <text:p>Ereignisse</text:p>
                <text:list>
                  <text:list-item>
                    <text:p>move_up</text:p>
                  </text:list-item>
                  <text:list-item>
                    <text:p>move_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2<text:line-break/>main 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Variablen</text:p>
                <text:list>
                  <text:list-item>
                    <text:p>ctrlCableCommand</text:p>
                  </text:list-item>
                  <text:list-item>
                    <text:p>last_stop</text:p>
                  </text:list-item>
                </text:list>
              </text:list-item>
              <text:list-item>
                <text:p>Ereignisse</text:p>
                <text:list>
                  <text:list-item>
                    <text:p>start_move_up</text:p>
                  </text:list-item>
                  <text:list-item>
                    <text:p>start_move_down</text:p>
                  </text:list-item>
                  <text:list-item>
                    <text:p>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3<text:line-break/>do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Variablen</text:p>
                <text:list>
                  <text:list-item>
                    <text:p>ctrlDoorCommand</text:p>
                  </text:list-item>
                </text:list>
              </text:list-item>
              <text:list-item>
                <text:p>Ereignisse</text:p>
                <text:list>
                  <text:list-item>
                    <text:p>open_door</text:p>
                  </text:list-item>
                  <text:list-item>
                    <text:p>close_door</text:p>
                  </text:list-item>
                  <text:list-item>
                    <text:p>stop_do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chine 4<text:line-break/>physical main engin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Variablen</text:p>
                <text:list>
                  <text:list-item>
                    <text:p>PhyCableEngine </text:p>
                  </text:list-item>
                  <text:list-item>
                    <text:p>PhyElevatorBetweenTwoFloors </text:p>
                  </text:list-item>
                  <text:list-item>
                    <text:p>snsrCableEngine </text:p>
                  </text:list-item>
                  <text:list-item>
                    <text:p>snsrElevatorFloor</text:p>
                  </text:list-item>
                </text:list>
              </text:list-item>
              <text:list-item>
                <text:p>Ereignisse</text:p>
                <text:list>
                  <text:list-item>
                    <text:p>ELEVATOR_LEAVES_FLOOR_UP</text:p>
                  </text:list-item>
                  <text:list-item>
                    <text:p>ELEVATOR_REACHES_FLOOR_UP refines move_up</text:p>
                  </text:list-item>
                  <text:list-item>
                    <text:p>ELEVATOR_LEAVES_FLOOR_DOWN refines move_down</text:p>
                  </text:list-item>
                  <text:list-item>
                    <text:p>ELEVATOR_REACHES_FLOOR_DOWN</text:p>
                  </text:list-item>
                  <text:list-item>
                    <text:p>STOP_CABLE_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5<text:line-break/>physical do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Variablen</text:p>
                <text:list>
                  <text:list-item>
                    <text:p>PhyDoorEngine</text:p>
                  </text:list-item>
                  <text:list-item>
                    <text:p>PhyDoorPosition</text:p>
                  </text:list-item>
                  <text:list-item>
                    <text:p>snsrDoorEngine</text:p>
                  </text:list-item>
                  <text:list-item>
                    <text:p>snsrDoorPosition</text:p>
                  </text:list-item>
                </text:list>
              </text:list-item>
              <text:list-item>
                <text:p>Ereignisse</text:p>
                <text:list>
                  <text:list-item>
                    <text:p>DOOR_OPENS_WHEN_CLOSED</text:p>
                  </text:list-item>
                  <text:list-item>
                    <text:p>DOOR_OPENS_WHEN_HALF</text:p>
                  </text:list-item>
                  <text:list-item>
                    <text:p>DOOR_CLOSES_WHEN_OPENED</text:p>
                  </text:list-item>
                  <text:list-item>
                    <text:p>DOOR_CLOSES_WHEN_HALF</text:p>
                  </text:list-item>
                  <text:list-item>
                    <text:p>DOOR_CLOSES_WHEN_CLOSED</text:p>
                  </text:list-item>
                  <text:list-item>
                    <text:p>STOP_DOOR_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6<text:line-break/>floor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Variablen</text:p>
                <text:list>
                  <text:list-item>
                    <text:p>PhyFloorButtonsSet</text:p>
                  </text:list-item>
                  <text:list-item>
                    <text:p>snsrFloorButtonsSet</text:p>
                  </text:list-item>
                  <text:list-item>
                    <text:p>PhyFloorButtonLightsSet</text:p>
                  </text:list-item>
                  <text:list-item>
                    <text:p>ctrlFloorButtonLightsSet</text:p>
                  </text:list-item>
                </text:list>
              </text:list-item>
              <text:list-item>
                <text:p>Ereignisse</text:p>
                <text:list>
                  <text:list-item>
                    <text:p>USER_PRESSES_FLOOR_BUTTON</text:p>
                  </text:list-item>
                  <text:list-item>
                    <text:p>USER_RELEASES_FLOOR_BUTTON</text:p>
                  </text:list-item>
                  <text:list-item>
                    <text:p>TURNS_ON_FLOOR_BUTTON_LIGHT</text:p>
                  </text:list-item>
                  <text:list-item>
                    <text:p>TURNS_OFF_FLOOR_BUTTON_LIGHT</text:p>
                  </text:list-item>
                  <text:list-item>
                    <text:p>turn_floor_button_light_on</text:p>
                  </text:list-item>
                  <text:list-item>
                    <text:p>turn_floor_button_light_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7/8<text:line-break/>up/down butt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Analog zur Maschine 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Maschine 9<text:line-break/>schedu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Variablen</text:p>
                <text:list>
                  <text:list-item>
                    <text:p>last_schedule</text:p>
                  </text:list-item>
                  <text:list-item>
                    <text:p>schedule</text:p>
                  </text:list-item>
                  <text:list-item>
                    <text:p>requests</text:p>
                  </text:list-item>
                </text:list>
              </text:list-item>
              <text:list-item>
                <text:p>Ereignisse</text:p>
                <text:list>
                  <text:list-item>
                    <text:p>switch_schedule_to_up</text:p>
                  </text:list-item>
                  <text:list-item>
                    <text:p>resume_schedule_up</text:p>
                  </text:list-item>
                  <text:list-item>
                    <text:p>switch_schedule_to_down</text:p>
                  </text:list-item>
                  <text:list-item>
                    <text:p>resume_schedule_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13.075cm" svg:height="3.088cm" svg:x="7.463cm" svg:y="8.956cm">
          <draw:text-box>
            <text:p text:style-name="P1"><text:span text:style-name="T1">Schedu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nhalt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Bedingungen</text:p>
                <text:list>
                  <text:list-item>
                    <text:p>Falls Floor-Button gedrückt wurde</text:p>
                  </text:list-item>
                  <text:list-item>
                    <text:p>Falls in Aufwärtsrichtung Up-Button gedrückt wurde</text:p>
                  </text:list-item>
                  <text:list-item>
                    <text:p>Falls in Abwärtsrichtung Down-Button gedrückt wurde</text:p>
                  </text:list-item>
                </text:list>
              </text:list-item>
              <text:list-item>
                <text:p>Falls der Aufzug anhält gehen alle Lichter dieses Stockwerkes a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Losfahr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Falls es Anfragen für beide Richtungen gibt dann wird die bisherige Richtung <text:s/>beibehal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1" draw:layer="layout" svg:width="12.656cm" svg:height="3.088cm" svg:x="7.672cm" svg:y="8.956cm">
          <draw:text-box>
            <text:p text:style-name="P1"><text:span text:style-name="T1">Anbindu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Maschine 10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Aus der Menge wird eine boolsche Funktion</text:p>
                <text:list>
                  <text:list-item>
                    <text:p>PhyFloorButtonsSet -&gt; PhyFloorButtons</text:p>
                  </text:list-item>
                  <text:list-item>
                    <text:p>Invariante</text:p>
                    <text:list>
                      <text:list-item>
                        <text:p>PhyFloorButtonsSet = {x∣x∈0‥LAST_FLOOR ∧ PhyFloorButtons(x) = TRUE}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1" draw:layer="layout" svg:width="14.066cm" svg:height="3.088cm" svg:x="6.967cm" svg:y="8.956cm">
          <draw:text-box>
            <text:p text:style-name="P1"><text:span text:style-name="T1">Konvergen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Zusätzliche Annahm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Der Controler ist “schnell genug”</text:p>
                <text:list>
                  <text:list-item>
                    <text:p>Der physikalische Aufzug bewegt sich nicht, falls der Controler den Aufzug anhalten “möchte”.</text:p>
                  </text:list-item>
                  <text:list-item>
                    <text:p>Zusätzliche Guards für ELEVATOR_LEAVES_FLOOR_DOWN und ELEVATOR_LEAVES_FLOOR_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" draw:layer="layout" svg:width="9.968cm" svg:height="3.088cm" svg:x="9.016cm" svg:y="8.956cm">
          <draw:text-box>
            <text:p text:style-name="P1"><text:span text:style-name="T1">Life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eweistechni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Alle Ereignisse ausser Benutzerinteraktionen sind konvergent</text:p>
              </text:list-item>
              <text:list-item>
                <text:p>Theorem: Falls es eine Anfrage gibt dann ist mindestens ein Guard eines konvergenten Ereignisses wahr.</text:p>
              </text:list-item>
              <text:list-item>
                <text:p>Daraus folgt, dass es irgendwann keine Anfragen mehr gibt – falls der Benutzer keine Knöpfe mehr drück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" draw:layer="layout" svg:width="7.28cm" svg:height="3.088cm" svg:x="10.36cm" svg:y="8.956cm">
          <draw:text-box>
            <text:p text:style-name="P1"><text:span text:style-name="T1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2:53:52</meta:creation-date>
    <meta:editing-duration>PT00H45M18S</meta:editing-duration>
    <meta:editing-cycles>13</meta:editing-cycles>
    <dc:date>2010-12-09T13:54:31</dc:date>
    <meta:generator>OpenOffice.org/3.2$Unix OpenOffice.org_project/320m12$Build-9483</meta:generator>
    <meta:document-statistic meta:object-count="114"/>
  </office:meta>
</office:document-meta>
</file>